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>
        <style:tab-stops>
          <style:tab-stop style:type="left" style:position="1.0625in"/>
        </style:tab-stops>
      </style:paragraph-properties>
    </style:style>
  </office:automatic-styles>
  <office:body>
    <office:text text:use-soft-page-breaks="true">
      <text:p text:style-name="P1">import os</text:p>
      <text:p text:style-name="Standard">import pickle</text:p>
      <text:p text:style-name="Standard">import time</text:p>
      <text:p text:style-name="Standard">from collections import namedtuple</text:p>
      <text:p text:style-name="Standard">from datetime import datetime, timedelta</text:p>
      <text:p text:style-name="Standard"/>
      <text:p text:style-name="Standard">import pandas as pd</text:p>
      <text:p text:style-name="Standard">import requests</text:p>
      <text:p text:style-name="Standard"/>
      <text:p text:style-name="Standard">import matplotlib.pyplot as plt</text:p>
      <text:p text:style-name="Standard">from pyprind import ProgBar</text:p>
      <text:p text:style-name="Standard"/>
      <text:p text:style-name="Standard">%matplotlib inline</text:p>
      <text:p text:style-name="Standard">In [2]:</text:p>
      <text:p text:style-name="Standard">API_KEY = os.environ.get('MY_API_KEY')</text:p>
      <text:p text:style-name="Standard">BASE_URL = 'http://api.wunderground.com/api/{}/history_{}/q/TX/Round_Rock.json'</text:p>
      <text:p text:style-name="Standard">In [3]:</text:p>
      <text:p text:style-name="Standard">features = [</text:p>
      <text:p text:style-name="Standard"><text:s text:c="4"/>"date", "meantempm", "meandewptm", "meanpressurem", "maxhumidity",</text:p>
      <text:p text:style-name="Standard"><text:s text:c="4"/>"minhumidity", "maxtempm", "mintempm", "maxdewptm", "mindewptm",</text:p>
      <text:p text:style-name="Standard"><text:s text:c="4"/>"maxpressurem", "minpressurem", "precipm"</text:p>
      <text:p text:style-name="P2">]<text:tab/></text:p>
      <text:p text:style-name="Standard">DailySummary = namedtuple('DailySummary', features)</text:p>
      <text:p text:style-name="Standard">In [4]:</text:p>
      <text:p text:style-name="Standard">def extract_weather_data(url, api_key, target_date, days):</text:p>
      <text:p text:style-name="Standard"><text:s text:c="4"/>"""Call Wunderground API to extract weather data."""</text:p>
      <text:p text:style-name="Standard"><text:s text:c="4"/>records = []</text:p>
      <text:p text:style-name="Standard"><text:s text:c="4"/>bar = ProgBar(days)</text:p>
      <text:p text:style-name="Standard"><text:s text:c="4"/>for _ in range(days):</text:p>
      <text:p text:style-name="Standard"><text:s text:c="8"/>request = BASE_URL.format(API_KEY, target_date.strftime('%Y%m%d'))</text:p>
      <text:p text:style-name="Standard"><text:s text:c="8"/>response = requests.get(request)</text:p>
      <text:p text:style-name="Standard"><text:s text:c="8"/>if response.status_code == 200:</text:p>
      <text:p text:style-name="Standard"><text:s text:c="12"/>data = response.json()['history']['dailysummary'][0]</text:p>
      <text:p text:style-name="Standard"><text:s text:c="12"/>records.append(DailySummary(</text:p>
      <text:p text:style-name="Standard"><text:s text:c="16"/>date=target_date,</text:p>
      <text:p text:style-name="Standard"><text:s text:c="16"/>meantempm=data['meantempm'],</text:p>
      <text:p text:style-name="Standard"><text:s text:c="16"/>meandewptm=data['meandewptm'],</text:p>
      <text:p text:style-name="Standard"><text:s text:c="4"/><text:s text:c="12"/>meanpressurem=data['meanpressurem'],</text:p>
      <text:p text:style-name="Standard"><text:s text:c="16"/>maxhumidity=data['maxhumidity'],</text:p>
      <text:p text:style-name="Standard"><text:s text:c="16"/>minhumidity=data['minhumidity'],</text:p>
      <text:p text:style-name="Standard"><text:s text:c="16"/>maxtempm=data['maxtempm'],</text:p>
      <text:p text:style-name="Standard"><text:s text:c="16"/>mintempm=data['mintempm'],</text:p>
      <text:p text:style-name="Standard"><text:s text:c="16"/>maxdewptm=data['maxdewptm'],</text:p>
      <text:p text:style-name="Standard"><text:s text:c="16"/>mindewptm=data['mindewptm'],</text:p>
      <text:p text:style-name="Standard"><text:s text:c="16"/>maxpressurem=data['maxpressurem'],</text:p>
      <text:p text:style-name="Standard"><text:s text:c="16"/>minpressurem=data['minpressurem'],</text:p>
      <text:p text:style-name="Standard"><text:s text:c="16"/>precipm=data['precipm']))</text:p>
      <text:p text:style-name="Standard"><text:s text:c="8"/>time.sleep(6)</text:p>
      <text:p text:style-name="Standard"><text:s text:c="8"/>bar.update()</text:p>
      <text:p text:style-name="Standard"><text:s text:c="8"/>target_date += timedelta(days=1)</text:p>
      <text:p text:style-name="Standard"><text:s text:c="4"/>return records</text:p>
      <text:p text:style-name="Standard">In [5]:</text:p>
      <text:p text:style-name="Standard"># Do not run this cell when collecting data on day 2</text:p>
      <text:p text:style-name="Standard">def get_target_date():</text:p>
      <text:p text:style-name="Standard"><text:s text:c="4"/>"""Return target date 1000 days prior to current date."""</text:p>
      <text:p text:style-name="Standard"><text:s text:c="4"/>current_date = datetime.now()</text:p>
      <text:p text:style-name="Standard"><text:s text:c="4"/>target_date<text:s/>= current_date - timedelta(days=1000)</text:p>
      <text:p text:style-name="Standard"><text:s text:c="4"/>return target_date</text:p>
      <text:p text:style-name="Standard"/>
      <text:p text:style-name="Standard">target_date = get_target_date()</text:p>
      <text:p text:style-name="Standard">In [6]:</text:p>
      <text:p text:style-name="Standard">records = extract_weather_data(BASE_URL, API_KEY, target_date, 500)</text:p>
      <text:p text:style-name="Standard">0% [##############################] 100% | ETA: 00:00:00</text:p>
      <text:p text:style-name="Standard">Total time elapsed: 00:53:56</text:p>
      <text:p text:style-name="Standard">In [7]:</text:p>
      <text:p text:style-name="Standard"># Look at first five records</text:p>
      <text:p text:style-name="Standard">records[:5]</text:p>
      <text:p text:style-name="Standard">Out[7]:</text:p>
      <text:p text:style-name="Standard">[DailySummary(date=datetime.datetime(2015, 10, 3, 22, 13, 6, 559948), meantempm='21', meandewptm='6', meanpressurem='1012', maxhumidity='63', minhumidity='20', maxtempm='29', mintempm='14', maxdewptm='8', mindewptm='4', maxpressurem='1014', minpressurem='1010', precipm='0.00'),</text:p>
      <text:p text:style-name="Standard"><text:s/>DailySummary(date=datetime.datetime(2015, 10, 4, 22, 13, 6, 559948), meantempm='22', meandewptm='8', meanpressurem='1015', maxhumidity='63', minhumidity='25', maxtempm='29', mintempm='15', maxdewptm='10', mindewptm='7', maxpressurem='1017', minpressurem='1013', precipm='0.00'),</text:p>
      <text:p text:style-name="Standard"><text:s/>DailySummary(date=datetime.datetime(2015, 10, 5, 22, 13, 6, 559948), meantempm='24', meandewptm='11', meanpressurem='1018', maxhumidity='64', minhumidity='35', maxtempm='29', mintempm='19', maxdewptm='13', mindewptm='8', maxpressurem='1020', minpressurem='1015', precipm='0.00'),</text:p>
      <text:p text:style-name="Standard"><text:s/>DailySummary(date=datetime.datetime(2015, 10, 6, 22, 13, 6, 559948), meantempm='23', meandewptm='11', meanpressurem='1019', maxhumidity='73', minhumidity='25', maxtempm='30', mintempm='17', maxdewptm='14', mindewptm='8', maxpressurem='1022', minpressurem='1017', precipm='0.00'),</text:p>
      <text:p text:style-name="Standard"><text:s/>DailySummary(date=datetime.datetime(2015, 10, 7, 22, 13, 6, 559948), meantempm='24', meandewptm='13',<text:s/>meanpressurem='1017', maxhumidity='72', minhumidity='31', maxtempm='32', mintempm='17', maxdewptm='16', mindewptm='10', maxpressurem='1020', minpressurem='1015', precipm='0.00')]</text:p>
      <text:p text:style-name="Standard">In [8]:</text:p>
      <text:p text:style-name="Standard">len(records)</text:p>
      <text:p text:style-name="Standard">Out[8]:</text:p>
      <text:p text:style-name="Standard">500</text:p>
      <text:p text:style-name="Standard">In [9]:</text:p>
      <text:p text:style-name="Standard"># save records list</text:p>
      <text:p text:style-name="Standard">with<text:s/>open('records_pt1.pkl', 'wb') as f:</text:p>
      <text:p text:style-name="Standard"><text:s text:c="4"/>pickle.dump(records, f)</text:p>
      <text:p text:style-name="Standard">In [5]:</text:p>
      <text:p text:style-name="Standard"># load records list - still need to run cells 1-4</text:p>
      <text:p text:style-name="Standard">with open('records_pt1.pkl', 'rb') as fp:</text:p>
      <text:p text:style-name="Standard"><text:s text:c="4"/>records = pickle.load(fp)</text:p>
      <text:p text:style-name="Standard">In [6]:</text:p>
      <text:p text:style-name="Standard"># Inspect last record to date; next target date should<text:s/>be plus one day</text:p>
      <text:p text:style-name="Standard">records[-1]</text:p>
      <text:p text:style-name="Standard">Out[6]:</text:p>
      <text:p text:style-name="Standard">DailySummary(date=datetime.datetime(2017, 2, 13, 22, 13, 6, 559948), meantempm='20', meandewptm='13', meanpressurem='1018', maxhumidity='94', minhumidity='42', maxtempm='25', mintempm='16', maxdewptm='18', mindewptm='5', maxpressurem='1022', minpressurem='1012', precipm='0.00')</text:p>
      <text:p text:style-name="Standard">In [7]:</text:p>
      <text:p text:style-name="Standard"># set new target date based on date above plus one day</text:p>
      <text:p text:style-name="Standard">target_date = datetime(2017, 2, 14)</text:p>
      <text:p text:style-name="Standard">In [8]:</text:p>
      <text:p text:style-name="Standard">records += extract_weather_data(BASE_URL, API_KEY, target_date, 500)</text:p>
      <text:p text:style-name="Standard">0% [##############################] 100% | ETA: 00:00:00</text:p>
      <text:p text:style-name="Standard">Total time elapsed: 00:53:38</text:p>
      <text:p text:style-name="Standard">In [9]:</text:p>
      <text:p text:style-name="Standard"><text:s/>(records)</text:p>
      <text:p text:style-name="Standard">Out[9]:</text:p>
      <text:p text:style-name="Standard">1000<text:s/>len</text:p>
      <text:p text:style-name="Standard">In [10]:</text:p>
      <text:p text:style-name="Standard"># with open('records_pt2.pkl', 'wb') as f:</text:p>
      <text:p text:style-name="Standard"># <text:s text:c="4"/>pickle.dump(records, f)</text:p>
      <text:p text:style-name="Standard">In [11]:</text:p>
      <text:p text:style-name="Standard"># load records list - still need to run cells 1 and 3</text:p>
      <text:p text:style-name="Standard"># with<text:s/>open('records_pt2.pkl', 'rb') as fp:</text:p>
      <text:p text:style-name="Standard"># <text:s text:c="4"/>records = pickle.load(fp)</text:p>
      <text:p text:style-name="Standard">In [12]:</text:p>
      <text:p text:style-name="Standard">df = pd.DataFrame(records, columns=features).set_index('date')</text:p>
      <text:p text:style-name="Standard">In [13]:</text:p>
      <text:p text:style-name="Standard">tmp = df[['meantempm', 'meandewptm']].head(10)</text:p>
      <text:p text:style-name="Standard">tmp</text:p>
      <text:p text:style-name="Standard">Out[13]:</text:p>
      <text:p text:style-name="Standard">meantempm<text:tab/>meandewptm</text:p>
      <text:p text:style-name="Standard">date<text:tab/><text:tab/></text:p>
      <text:p text:style-name="Standard">2015-10-03<text:s/>22:13:06.559948<text:tab/>21<text:tab/>6</text:p>
      <text:p text:style-name="Standard">2015-10-04 22:13:06.559948<text:tab/>22<text:tab/>8</text:p>
      <text:p text:style-name="Standard">2015-10-05 22:13:06.559948<text:tab/>24<text:tab/>11</text:p>
      <text:p text:style-name="Standard">2015-10-06 22:13:06.559948<text:tab/>23<text:tab/>11</text:p>
      <text:p text:style-name="Standard">2015-10-07 22:13:06.559948<text:tab/>24<text:tab/>13</text:p>
      <text:p text:style-name="Standard">2015-10-08 22:13:06.559948<text:tab/>26<text:tab/>17</text:p>
      <text:p text:style-name="Standard">2015-10-09 22:13:06.559948<text:tab/>26<text:tab/>17</text:p>
      <text:p text:style-name="Standard">2015-10-10 22:13:06.559948<text:tab/>24<text:tab/>14</text:p>
      <text:p text:style-name="Standard">2015-10-11 22:13:06.559948<text:tab/>26<text:tab/>16</text:p>
      <text:p text:style-name="Standard">2015-10-12 22:13:06.559948<text:tab/>28<text:tab/>19</text:p>
      <text:p text:style-name="Standard">In [14]:</text:p>
      <text:p text:style-name="Standard"># 1 day prior</text:p>
      <text:p text:style-name="Standard">N = 1</text:p>
      <text:p text:style-name="Standard"/>
      <text:p text:style-name="Standard"># target measurement of mean temperature</text:p>
      <text:p text:style-name="Standard">feature = 'meantempm'</text:p>
      <text:p text:style-name="Standard"/>
      <text:p text:style-name="Standard"># total number of rows</text:p>
      <text:p text:style-name="Standard">rows = tmp.shape[0]</text:p>
      <text:p text:style-name="Standard"/>
      <text:p text:style-name="Standard"># a list representing Nth prior measurements of feature</text:p>
      <text:p text:style-name="Standard">nth_prior_measurements = tmp[feature].shift(periods=N)</text:p>
      <text:p text:style-name="Standard"/>
      <text:p text:style-name="Standard"># makee a new column name of feature_N and add to DataFrame</text:p>
      <text:p text:style-name="Standard">col_name = f'{feature}_{N}'</text:p>
      <text:p text:style-name="Standard">tmp[col_name] = nth_prior_measurements</text:p>
      <text:p text:style-name="Standard">tmp</text:p>
      <text:p text:style-name="Standard">Out[14]:</text:p>
      <text:p text:style-name="Standard">meantempm<text:tab/>meandewptm<text:tab/>meantempm_1</text:p>
      <text:p text:style-name="Standard">date<text:tab/><text:tab/><text:tab/></text:p>
      <text:p text:style-name="Standard">2015-10-03 22:13:06.559948<text:tab/>21<text:tab/>6<text:tab/>NaN</text:p>
      <text:p text:style-name="Standard">2015-10-04 22:13:06.559948<text:tab/>22<text:tab/>8<text:tab/>21</text:p>
      <text:p text:style-name="Standard">2015-10-05 22:13:06.559948<text:tab/>24<text:tab/>11<text:tab/>22</text:p>
      <text:p text:style-name="Standard">2015-10-06 22:13:06.559948<text:tab/>23<text:tab/>11<text:tab/>24</text:p>
      <text:p text:style-name="Standard">2015-10-07 22:13:06.559948<text:tab/>24<text:tab/>13<text:tab/>23</text:p>
      <text:p text:style-name="Standard">2015-10-08 22:13:06.559948<text:tab/>26<text:tab/>17<text:tab/>24</text:p>
      <text:p text:style-name="Standard">2015-10-09 22:13:06.559948<text:tab/>26<text:tab/>17<text:tab/>26</text:p>
      <text:p text:style-name="Standard">2015-10-10 22:13:06.559948<text:tab/>24<text:tab/>14<text:tab/>26</text:p>
      <text:p text:style-name="Standard">2015-10-11 22:13:06.559948<text:tab/>26<text:tab/>16<text:tab/>24</text:p>
      <text:p text:style-name="Standard">2015-10-12 22:13:06.559948<text:tab/>28<text:tab/>19<text:tab/>26</text:p>
      <text:p text:style-name="Standard">In [15]:</text:p>
      <text:p text:style-name="Standard">def derive_nth_day_feature(df, feature, N):</text:p>
      <text:p text:style-name="Standard"><text:s text:c="4"/>nth_prior_measurements = df[feature].shift(periods=N)</text:p>
      <text:p text:style-name="Standard"><text:s text:c="4"/>col_name = f'{feature}_{N}'</text:p>
      <text:p text:style-name="Standard"><text:s text:c="4"/>df[col_name] =<text:s/>nth_prior_measurements</text:p>
      <text:p text:style-name="Standard">In [16]:</text:p>
      <text:p text:style-name="Standard">for feature in features:</text:p>
      <text:p text:style-name="Standard"><text:s text:c="4"/>if feature != 'date':</text:p>
      <text:p text:style-name="Standard"><text:s text:c="8"/>for N in range(1, 4):</text:p>
      <text:p text:style-name="Standard"><text:s text:c="12"/>derive_nth_day_feature(df, feature, N)</text:p>
      <text:p text:style-name="Standard">In [17]:</text:p>
      <text:p text:style-name="Standard">df.columns</text:p>
      <text:p text:style-name="Standard">Out[17]:</text:p>
      <text:p text:style-name="Standard">Index(['meantempm', 'meandewptm', 'meanpressurem',<text:s/>'maxhumidity',</text:p>
      <text:p text:style-name="Standard"><text:s text:c="7"/>'minhumidity', 'maxtempm', 'mintempm', 'maxdewptm', 'mindewptm',</text:p>
      <text:p text:style-name="Standard"><text:s text:c="7"/>'maxpressurem', 'minpressurem', 'precipm', 'meantempm_1', 'meantempm_2',</text:p>
      <text:p text:style-name="Standard"><text:s text:c="7"/>'meantempm_3', 'meandewptm_1', 'meandewptm_2', 'meandewptm_3',</text:p>
      <text:p text:style-name="Standard"><text:s text:c="7"/>'meanpressurem_1', 'meanpressurem_2', 'meanpressurem_3',</text:p>
      <text:p text:style-name="Standard"><text:s text:c="7"/>'maxhumidity_1', 'maxhumidity_2', 'maxhumidity_3', 'minhumidity_1',</text:p>
      <text:p text:style-name="Standard"><text:s text:c="7"/>'minhumidity_2', 'minhumidity_3', 'maxtempm_1', 'maxtempm_2',</text:p>
      <text:p text:style-name="Standard"><text:s text:c="7"/>'maxtempm_3', 'mintempm_1', 'mintempm_2', 'mintempm_3', 'maxdewptm_1',</text:p>
      <text:p text:style-name="Standard"><text:s text:c="7"/>'maxdewptm_2', 'maxdewptm_3', 'mindewptm_1', 'mindewptm_2',</text:p>
      <text:p text:style-name="Standard"><text:s text:c="7"/>'mindewptm_3', 'maxpressurem_1', 'maxpressurem_2', 'maxpressurem_3',</text:p>
      <text:p text:style-name="Standard"><text:s text:c="7"/>'minpressurem_1', 'minpressurem_2', 'minpressurem_3', 'precipm_1',</text:p>
      <text:p text:style-name="Standard"><text:s text:c="7"/>'precipm_2', 'precipm_3'],</text:p>
      <text:p text:style-name="Standard"><text:s text:c="6"/>dtype='object')</text:p>
      <text:p text:style-name="Standard">In [18]:</text:p>
      <text:p text:style-name="Standard"># make list of original features without meantempm, mintempm, and maxtempm</text:p>
      <text:p text:style-name="Standard">to_remove = [feature</text:p>
      <text:p text:style-name="Standard"><text:s text:c="13"/>for feature in features</text:p>
      <text:p text:style-name="Standard"><text:s text:c="13"/>if feature not in ['meantempm', 'mintempm', 'maxtempm']]</text:p>
      <text:p text:style-name="Standard"/>
      <text:p text:style-name="Standard"># make a list of columns to keep</text:p>
      <text:p text:style-name="Standard">to_keep = [col for col in df.columns if col not in to_remove]</text:p>
      <text:p text:style-name="Standard"/>
      <text:p text:style-name="Standard"># select only the columns in to_keep and assign to df</text:p>
      <text:p text:style-name="Standard">df = df[to_keep]</text:p>
      <text:p text:style-name="Standard">df.columns</text:p>
      <text:p text:style-name="Standard">Out[18]:</text:p>
      <text:p text:style-name="Standard">Index(['meantempm', 'maxtempm', 'mintempm', 'meantempm_1', 'meantempm_2',</text:p>
      <text:p text:style-name="Standard"><text:s text:c="7"/>'meantempm_3', 'meandewptm_1', 'meandewptm_2', 'meandewptm_3',</text:p>
      <text:p text:style-name="Standard"><text:s text:c="7"/>'meanpressurem_1', 'meanpressurem_2', 'meanpressurem_3',</text:p>
      <text:p text:style-name="Standard"><text:s text:c="7"/>'maxhumidity_1', 'maxhumidity_2', 'maxhumidity_3', 'minhumidity_1',</text:p>
      <text:p text:style-name="Standard"><text:s text:c="7"/>'minhumidity_2', 'minhumidity_3', 'maxtempm_1',<text:s/>'maxtempm_2',</text:p>
      <text:p text:style-name="Standard"><text:s text:c="7"/>'maxtempm_3', 'mintempm_1', 'mintempm_2', 'mintempm_3', 'maxdewptm_1',</text:p>
      <text:p text:style-name="Standard"><text:s text:c="7"/>'maxdewptm_2', 'maxdewptm_3', 'mindewptm_1', 'mindewptm_2',</text:p>
      <text:p text:style-name="Standard"><text:s text:c="7"/>'mindewptm_3', 'maxpressurem_1', 'maxpressurem_2', 'maxpressurem_3',</text:p>
      <text:p text:style-name="Standard"><text:s text:c="7"/>'minpressurem_1', 'minpressurem_2', 'minpressurem_3', 'precipm_1',</text:p>
      <text:p text:style-name="Standard"><text:s text:c="7"/>'precipm_2', 'precipm_3'],</text:p>
      <text:p text:style-name="Standard"><text:s text:c="6"/>dtype='object')</text:p>
      <text:p text:style-name="Standard">In [19]:</text:p>
      <text:p text:style-name="Standard">df.info(C:\’Users\manoj kannan\Desktop\.csv’)</text:p>
      <text:p text:style-name="Standard">&lt;class 'pandas.core.frame.DataFrame'&gt;</text:p>
      <text:p text:style-name="Standard">DatetimeIndex: 1000 entries, 2015-10-03<text:s/>22:13:06.559948 to 2018-06-28 00:00:00</text:p>
      <text:p text:style-name="Standard">Data columns (total 39 columns):</text:p>
      <text:p text:style-name="Standard">meantempm <text:s text:c="9"/>1000 non-null object</text:p>
      <text:p text:style-name="Standard">maxtempm <text:s text:c="10"/>1000 non-null object</text:p>
      <text:p text:style-name="Standard">mintempm <text:s text:c="10"/>1000 non-null object</text:p>
      <text:p text:style-name="Standard">meantempm_1 <text:s text:c="7"/>999 non-null object</text:p>
      <text:p text:style-name="Standard">meantempm_2 <text:s text:c="7"/>998 non-null object</text:p>
      <text:p text:style-name="Standard">meantempm_3 <text:s text:c="7"/>997 non-null object</text:p>
      <text:p text:style-name="Standard">meandewptm_1 <text:s text:c="6"/>999 non-null object</text:p>
      <text:p text:style-name="Standard">meandewptm_2 <text:s text:c="6"/>998 non-null object</text:p>
      <text:p text:style-name="Standard">meandewptm_3 <text:s text:c="6"/>997 non-null object</text:p>
      <text:p text:style-name="Standard">meanpressurem_1 <text:s text:c="3"/>999 non-null object</text:p>
      <text:p text:style-name="Standard">meanpressurem_2 <text:s text:c="3"/>998 non-null object</text:p>
      <text:p text:style-name="Standard">meanpressurem_3 <text:s text:c="3"/>997 non-null object</text:p>
      <text:p text:style-name="Standard">maxhumidity_1 <text:s text:c="5"/>999 non-null object</text:p>
      <text:p text:style-name="Standard">maxhumidity_2 <text:s text:c="5"/>998 non-null object</text:p>
      <text:p text:style-name="Standard">maxhumidity_3 <text:s text:c="5"/>997 non-null object</text:p>
      <text:p text:style-name="Standard">minhumidity_1 <text:s text:c="5"/>999 non-null object</text:p>
      <text:p text:style-name="Standard">minhumidity_2 <text:s text:c="5"/>998 non-null object</text:p>
      <text:p text:style-name="Standard">minhumidity_3 <text:s text:c="5"/>997<text:s/>non-null object</text:p>
      <text:p text:style-name="Standard">maxtempm_1 <text:s text:c="8"/>999 non-null object</text:p>
      <text:p text:style-name="Standard">maxtempm_2 <text:s text:c="8"/>998 non-null object</text:p>
      <text:p text:style-name="Standard">maxtempm_3 <text:s text:c="8"/>997 non-null object</text:p>
      <text:p text:style-name="Standard">mintempm_1 <text:s text:c="8"/>999 non-null object</text:p>
      <text:p text:style-name="Standard">mintempm_2 <text:s text:c="8"/>998 non-null object</text:p>
      <text:p text:style-name="Standard">mintempm_3 <text:s text:c="8"/>997 non-null object</text:p>
      <text:p text:style-name="Standard">maxdewptm_1 <text:s text:c="7"/>999 non-null object</text:p>
      <text:p text:style-name="Standard">maxdewptm_2 <text:s text:c="7"/>998 non-null object</text:p>
      <text:p text:style-name="Standard">maxdewptm_3 <text:s text:c="7"/>997 non-null object</text:p>
      <text:p text:style-name="Standard">mindewptm_1 <text:s text:c="7"/>999 non-null object</text:p>
      <text:p text:style-name="Standard">mindewptm_2 <text:s text:c="7"/>998 non-null object</text:p>
      <text:p text:style-name="Standard">mindewptm_3 <text:s text:c="7"/>997 non-null object</text:p>
      <text:p text:style-name="Standard">maxpressurem_1 <text:s text:c="4"/>999 non-null object</text:p>
      <text:p text:style-name="Standard">maxpressurem_2 <text:s text:c="4"/>998 non-null object</text:p>
      <text:p text:style-name="Standard">maxpressurem_3 <text:s text:c="4"/>997 non-null object</text:p>
      <text:p text:style-name="Standard">minpressurem_1 <text:s text:c="4"/>999 non-null object</text:p>
      <text:p text:style-name="Standard">minpressurem_2 <text:s text:c="4"/>998 non-null object</text:p>
      <text:p text:style-name="Standard">minpressurem_3 <text:s text:c="4"/>997 non-null object</text:p>
      <text:p text:style-name="Standard">precipm_1 <text:s text:c="9"/>999 non-null object</text:p>
      <text:p text:style-name="Standard">precipm_2 <text:s/><text:s text:c="8"/>998 non-null object</text:p>
      <text:p text:style-name="Standard">precipm_3 <text:s text:c="9"/>997 non-null object</text:p>
      <text:p text:style-name="Standard">In [20]:</text:p>
      <text:p text:style-name="Standard">df = df.apply(pd.to_numeric, errors=pd. Read_csv):(‘..\ C:\Users\manoj kannan\Desktop\.csv’)</text:p>
      <text:p text:style-name="Standard">df.info()</text:p>
      <text:p text:style-name="Standard">&lt;class 'pandas.core.frame.DataFrame'&gt;</text:p>
      <text:p text:style-name="Standard">DatetimeIndex: 1000 entries, 2015-10-03<text:s/>22:13:06.559948 to 2018-06-28 00:00:00</text:p>
      <text:p text:style-name="Standard">Data columns (total 39 columns):</text:p>
      <text:p text:style-name="Standard">meantempm <text:s text:c="9"/>997 non-null float64</text:p>
      <text:p text:style-name="Standard">maxtempm <text:s text:c="10"/>997 non-null float64</text:p>
      <text:p text:style-name="Standard">mintempm <text:s text:c="10"/>997 non-null float64</text:p>
      <text:p text:style-name="Standard">meantempm_1 <text:s text:c="7"/>996 non-null float64</text:p>
      <text:p text:style-name="Standard">meantempm_2 <text:s text:c="7"/>995<text:s/>non-null float64</text:p>
      <text:p text:style-name="Standard">meantempm_3 <text:s text:c="7"/>994 non-null float64</text:p>
      <text:p text:style-name="Standard">meandewptm_1 <text:s text:c="6"/>996 non-null float64</text:p>
      <text:p text:style-name="Standard">meandewptm_2 <text:s text:c="6"/>995 non-null float64</text:p>
      <text:p text:style-name="Standard">meandewptm_3 <text:s text:c="6"/>994 non-null float64</text:p>
      <text:p text:style-name="Standard">meanpressurem_1 <text:s text:c="3"/>994 non-null float64</text:p>
      <text:p text:style-name="Standard">meanpressurem_2 <text:s text:c="3"/>993 non-null float64</text:p>
      <text:p text:style-name="Standard">meanpressurem_3 <text:s text:c="3"/>992 non-null float64</text:p>
      <text:p text:style-name="Standard">maxhumidity_1 <text:s text:c="5"/>996 non-null float64</text:p>
      <text:p text:style-name="Standard">maxhumidity_2 <text:s text:c="5"/>995 non-null float64</text:p>
      <text:p text:style-name="Standard">maxhumidity_3 <text:s text:c="5"/>994 non-null float64</text:p>
      <text:p text:style-name="Standard">minhumidity_1 <text:s text:c="5"/>996 non-null float64</text:p>
      <text:p text:style-name="Standard">minhumidity_2 <text:s text:c="5"/>995 non-null float64</text:p>
      <text:p text:style-name="Standard">minhumidity_3 <text:s/><text:s text:c="4"/>994 non-null float64</text:p>
      <text:p text:style-name="Standard">maxtempm_1 <text:s text:c="8"/>996 non-null float64</text:p>
      <text:p text:style-name="Standard">maxtempm_2 <text:s text:c="8"/>995 non-null float64</text:p>
      <text:p text:style-name="Standard">maxtempm_3 <text:s text:c="8"/>994 non-null float64</text:p>
      <text:p text:style-name="Standard">mintempm_1 <text:s text:c="8"/>996 non-null float64</text:p>
      <text:p text:style-name="Standard">mintempm_2 <text:s text:c="8"/>995 non-null float64</text:p>
      <text:p text:style-name="Standard">mintempm_3 <text:s text:c="8"/>994 non-null<text:s/>float64</text:p>
      <text:p text:style-name="Standard">maxdewptm_1 <text:s text:c="7"/>996 non-null float64</text:p>
      <text:p text:style-name="Standard">maxdewptm_2 <text:s text:c="7"/>995 non-null float64</text:p>
      <text:p text:style-name="Standard">maxdewptm_3 <text:s text:c="7"/>994 non-null float64</text:p>
      <text:p text:style-name="Standard">mindewptm_1 <text:s text:c="7"/>996 non-null float64</text:p>
      <text:p text:style-name="Standard">mindewptm_2 <text:s text:c="7"/>995 non-null float64</text:p>
      <text:p text:style-name="Standard">mindewptm_3 <text:s text:c="7"/>994 non-null float64</text:p>
      <text:p text:style-name="Standard">maxpressurem_1 <text:s text:c="4"/>994 non-null float64</text:p>
      <text:p text:style-name="Standard">maxpressurem_2 <text:s text:c="4"/>993 non-null float64</text:p>
      <text:p text:style-name="Standard">maxpressurem_3 <text:s text:c="4"/>992 non-null float64</text:p>
      <text:p text:style-name="Standard">minpressurem_1 <text:s text:c="4"/>994 non-null float64</text:p>
      <text:p text:style-name="Standard">minpressurem_2 <text:s text:c="4"/>993 non-null float64</text:p>
      <text:p text:style-name="Standard">minpressurem_3 <text:s text:c="4"/>992 non-null float64</text:p>
      <text:p text:style-name="Standard">precipm_1 <text:s text:c="6"/><text:s text:c="3"/>999 non-null float64</text:p>
      <text:p text:style-name="Standard">precipm_2 <text:s text:c="9"/>998 non-null float64</text:p>
      <text:p text:style-name="Standard">precipm_3 <text:s text:c="9"/>997 non-null float6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oj kannan</dc:creator>
    <meta:creation-date>2018-08-24T12:57:00Z</meta:creation-date>
    <dc:date>2018-08-26T04:45:00Z</dc:date>
    <meta:template xlink:href="Normal" xlink:type="simple"/>
    <meta:editing-cycles>7</meta:editing-cycles>
    <meta:editing-duration>PT13740S</meta:editing-duration>
    <meta:document-statistic meta:page-count="1" meta:paragraph-count="23" meta:word-count="1788" meta:character-count="11961" meta:row-count="84" meta:non-whitespace-character-count="10196"/>
  </office:meta>
</office:document-meta>
</file>